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2.9772727272727">
            <text:p>22.9772727273</text:p>
          </table:table-cell>
          <table:table-cell office:value-type="float" office:value="-9.98888888888889">
            <text:p>-9.9888888889</text:p>
          </table:table-cell>
          <table:table-cell table:number-columns-repeated="2" office:value-type="float" office:value="0">
            <text:p>0</text:p>
          </table:table-cell>
          <table:table-cell table:formula="of:=LOG10([.E8])" office:value-type="float" office:value="-10.3866041551102">
            <text:p>-10.3866041551</text:p>
          </table:table-cell>
          <table:table-cell table:formula="of:=LOG10([.F8])" office:value-type="float" office:value="-10.6718783407338">
            <text:p>-10.6718783407</text:p>
          </table:table-cell>
          <table:table-cell/>
          <table:table-cell office:value-type="float" office:value="23.0275229357798">
            <text:p>23.0275229358</text:p>
          </table:table-cell>
          <table:table-cell office:value-type="float" office:value="-9.84269662921348">
            <text:p>-9.8426966292</text:p>
          </table:table-cell>
          <table:table-cell office:value-type="float" office:value="23.0275229357798">
            <text:p>23.0275229358</text:p>
          </table:table-cell>
          <table:table-cell office:value-type="float" office:value="-10.0898876404494">
            <text:p>-10.0898876404</text:p>
          </table:table-cell>
        </table:table-row>
        <table:table-row table:style-name="ro1">
          <table:table-cell office:value-type="float" office:value="23.4545454545455">
            <text:p>23.4545454545</text:p>
          </table:table-cell>
          <table:table-cell office:value-type="float" office:value="-9.92222222222222">
            <text:p>-9.9222222222</text:p>
          </table:table-cell>
          <table:table-cell table:number-columns-repeated="2" office:value-type="float" office:value="0">
            <text:p>0</text:p>
          </table:table-cell>
          <table:table-cell table:formula="of:=LOG10([.E9])" office:value-type="float" office:value="-10.3173223623944">
            <text:p>-10.3173223624</text:p>
          </table:table-cell>
          <table:table-cell table:formula="of:=LOG10([.F9])" office:value-type="float" office:value="-10.4686354214054">
            <text:p>-10.4686354214</text:p>
          </table:table-cell>
          <table:table-cell/>
          <table:table-cell office:value-type="float" office:value="23.5321100917431">
            <text:p>23.5321100917</text:p>
          </table:table-cell>
          <table:table-cell office:value-type="float" office:value="-9.77528089887641">
            <text:p>-9.7752808989</text:p>
          </table:table-cell>
          <table:table-cell office:value-type="float" office:value="23.5321100917431">
            <text:p>23.5321100917</text:p>
          </table:table-cell>
          <table:table-cell office:value-type="float" office:value="-10.0674157303371">
            <text:p>-10.0674157303</text:p>
          </table:table-cell>
        </table:table-row>
        <table:table-row table:style-name="ro1">
          <table:table-cell office:value-type="float" office:value="24.0227272727273">
            <text:p>24.0227272727</text:p>
          </table:table-cell>
          <table:table-cell office:value-type="float" office:value="-9.86666666666667">
            <text:p>-9.8666666667</text:p>
          </table:table-cell>
          <table:table-cell table:number-columns-repeated="2" office:value-type="float" office:value="0">
            <text:p>0</text:p>
          </table:table-cell>
          <table:table-cell table:formula="of:=LOG10([.E10])" office:value-type="float" office:value="-10.1201946812289">
            <text:p>-10.1201946812</text:p>
          </table:table-cell>
          <table:table-cell table:formula="of:=LOG10([.F10])" office:value-type="float" office:value="-10.178344791377">
            <text:p>-10.1783447914</text:p>
          </table:table-cell>
          <table:table-cell/>
          <table:table-cell office:value-type="float" office:value="24.0825688073394">
            <text:p>24.0825688073</text:p>
          </table:table-cell>
          <table:table-cell office:value-type="float" office:value="-9.67415730337079">
            <text:p>-9.6741573034</text:p>
          </table:table-cell>
          <table:table-cell office:value-type="float" office:value="24.0825688073394">
            <text:p>24.0825688073</text:p>
          </table:table-cell>
          <table:table-cell office:value-type="float" office:value="-10.1573033707865">
            <text:p>-10.1573033708</text:p>
          </table:table-cell>
        </table:table-row>
        <table:table-row table:style-name="ro1">
          <table:table-cell office:value-type="float" office:value="24.6136363636364">
            <text:p>24.6136363636</text:p>
          </table:table-cell>
          <table:table-cell office:value-type="float" office:value="-9.64444444444444">
            <text:p>-9.6444444444</text:p>
          </table:table-cell>
          <table:table-cell table:number-columns-repeated="2" office:value-type="float" office:value="0">
            <text:p>0</text:p>
          </table:table-cell>
          <table:table-cell table:formula="of:=LOG10([.E11])" office:value-type="float" office:value="-9.80357160736894">
            <text:p>-9.8035716074</text:p>
          </table:table-cell>
          <table:table-cell table:formula="of:=LOG10([.F11])" office:value-type="float" office:value="-9.88837357685086">
            <text:p>-9.8883735769</text:p>
          </table:table-cell>
          <table:table-cell/>
          <table:table-cell office:value-type="float" office:value="24.7018348623853">
            <text:p>24.7018348624</text:p>
          </table:table-cell>
          <table:table-cell office:value-type="float" office:value="-9.41573033707865">
            <text:p>-9.4157303371</text:p>
          </table:table-cell>
          <table:table-cell office:value-type="float" office:value="24.6788990825688">
            <text:p>24.6788990826</text:p>
          </table:table-cell>
          <table:table-cell office:value-type="float" office:value="-10.0112359550562">
            <text:p>-10.0112359551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Fermi-LAT_flare</text:p>
          </table:table-cell>
          <table:covered-table-cell/>
          <table:table-cell table:number-columns-repeated="5"/>
          <table:table-cell table:style-name="ce1" office:value-type="string" table:number-columns-spanned="2" table:number-rows-spanned="1">
            <text:p>Fermi-Lat_flare+erry</text:p>
          </table:table-cell>
          <table:covered-table-cell/>
          <table:table-cell table:style-name="ce1" office:value-type="string" table:number-columns-spanned="2" table:number-rows-spanned="1">
            <text:p>Fermi-LAT_flare-erry</text:p>
          </table:table-cell>
          <table:covered-table-cell/>
        </table:table-row>
        <table:table-row table:style-name="ro2">
          <table:table-cell table:number-columns-repeated="11"/>
        </table:table-row>
        <table:table-row table:style-name="ro1">
          <table:table-cell/>
          <table:table-cell table:formula="of:=10^[.B1]" office:value-type="float" office:value="0.000000000102591436547001">
            <text:p>1.02591436547001E-010</text:p>
          </table:table-cell>
          <table:table-cell table:number-columns-repeated="2"/>
          <table:table-cell table:formula="of:=[.I8]-[.B8]" office:value-type="float" office:value="0.0000000000410578160746685">
            <text:p>4.10578160746685E-011</text:p>
          </table:table-cell>
          <table:table-cell table:formula="of:=[.B8]-[.K8]" office:value-type="float" office:value="0.0000000000212873528681217">
            <text:p>2.12873528681217E-011</text:p>
          </table:table-cell>
          <table:table-cell table:number-columns-repeated="2"/>
          <table:table-cell table:formula="of:=10^[.I1]" office:value-type="float" office:value="0.000000000143649252621669">
            <text:p>1.43649252621669E-010</text:p>
          </table:table-cell>
          <table:table-cell/>
          <table:table-cell table:formula="of:=10^[.K1]" office:value-type="float" office:value="0.0000000000813040836788793">
            <text:p>8.13040836788793E-011</text:p>
          </table:table-cell>
        </table:table-row>
        <table:table-row table:style-name="ro1">
          <table:table-cell/>
          <table:table-cell table:formula="of:=10^[.B2]" office:value-type="float" office:value="0.000000000119612833307875">
            <text:p>1.19612833307875E-010</text:p>
          </table:table-cell>
          <table:table-cell table:number-columns-repeated="2"/>
          <table:table-cell table:formula="of:=[.I9]-[.B9]" office:value-type="float" office:value="0.0000000000481590196488585">
            <text:p>4.81590196488585E-011</text:p>
          </table:table-cell>
          <table:table-cell table:formula="of:=[.B9]-[.K9]" office:value-type="float" office:value="0.0000000000339910498620465">
            <text:p>3.39910498620465E-011</text:p>
          </table:table-cell>
          <table:table-cell table:number-columns-repeated="2"/>
          <table:table-cell table:formula="of:=10^[.I2]" office:value-type="float" office:value="0.000000000167771852956734">
            <text:p>1.67771852956734E-010</text:p>
          </table:table-cell>
          <table:table-cell/>
          <table:table-cell table:formula="of:=10^[.K2]" office:value-type="float" office:value="0.0000000000856217834458288">
            <text:p>8.56217834458288E-011</text:p>
          </table:table-cell>
        </table:table-row>
        <table:table-row table:style-name="ro1">
          <table:table-cell/>
          <table:table-cell table:formula="of:=10^[.B3]" office:value-type="float" office:value="0.000000000135935639087852">
            <text:p>1.35935639087852E-010</text:p>
          </table:table-cell>
          <table:table-cell table:number-columns-repeated="2"/>
          <table:table-cell table:formula="of:=[.I10]-[.B10]" office:value-type="float" office:value="0.000000000075823760359237">
            <text:p>7.5823760359237E-011</text:p>
          </table:table-cell>
          <table:table-cell table:formula="of:=[.B10]-[.K10]" office:value-type="float" office:value="0.0000000000663216326277076">
            <text:p>6.63216326277076E-011</text:p>
          </table:table-cell>
          <table:table-cell table:number-columns-repeated="2"/>
          <table:table-cell table:formula="of:=10^[.I3]" office:value-type="float" office:value="0.000000000211759399447089">
            <text:p>2.11759399447089E-010</text:p>
          </table:table-cell>
          <table:table-cell/>
          <table:table-cell table:formula="of:=10^[.K3]" office:value-type="float" office:value="0.0000000000696140064601449">
            <text:p>6.96140064601449E-011</text:p>
          </table:table-cell>
        </table:table-row>
        <table:table-row table:style-name="ro1">
          <table:table-cell/>
          <table:table-cell table:formula="of:=10^[.B4]" office:value-type="float" office:value="0.00000000022675431258708">
            <text:p>2.2675431258708E-010</text:p>
          </table:table-cell>
          <table:table-cell table:number-columns-repeated="2"/>
          <table:table-cell table:formula="of:=[.I11]-[.B11]" office:value-type="float" office:value="0.000000000157191259090812">
            <text:p>1.57191259090812E-010</text:p>
          </table:table-cell>
          <table:table-cell table:formula="of:=[.B11]-[.K11]" office:value-type="float" office:value="0.000000000129308306257996">
            <text:p>1.29308306257996E-010</text:p>
          </table:table-cell>
          <table:table-cell table:number-columns-repeated="2"/>
          <table:table-cell table:formula="of:=10^[.I4]" office:value-type="float" office:value="0.000000000383945571677893">
            <text:p>3.83945571677893E-010</text:p>
          </table:table-cell>
          <table:table-cell/>
          <table:table-cell table:formula="of:=10^[.K4]" office:value-type="float" office:value="0.0000000000974460063290841">
            <text:p>9.74460063290841E-01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4-05-13T10:53:22</meta:creation-date>
    <dc:date>2014-05-13T10:58:00</dc:date>
    <dc:creator>Christian </dc:creator>
    <meta:editing-duration>P0D</meta:editing-duration>
    <meta:editing-cycles>1</meta:editing-cycles>
    <meta:document-statistic meta:table-count="3" meta:cell-count="63" meta:object-count="0"/>
    <meta:generator>LibreOffice/3.5$Linux_x86 LibreOffice_project/350m1$Build-2</meta:generator>
  </office:meta>
</office:document-meta>
</file>